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1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0.398cm" style:rel-column-width="35864*"/>
    </style:style>
    <style:style style:name="Tableau2.B" style:family="table-column">
      <style:table-column-properties style:column-width="8.602cm" style:rel-column-width="29671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1pt solid #000000" fo:border-right="none" fo:border-top="none" fo:border-bottom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0.398cm" style:rel-column-width="35864*"/>
    </style:style>
    <style:style style:name="Tableau1.B" style:family="table-column">
      <style:table-column-properties style:column-width="8.602cm" style:rel-column-width="29671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1pt solid #000000" fo:border-right="none" fo:border-top="none" fo:border-bottom="none"/>
    </style:style>
    <style:style style:name="P1" style:family="paragraph" style:parent-style-name="Standard">
      <style:text-properties officeooo:rsid="0013360e" officeooo:paragraph-rsid="0013360e"/>
    </style:style>
    <style:style style:name="P2" style:family="paragraph" style:parent-style-name="Standard">
      <style:text-properties officeooo:rsid="0013360e" officeooo:paragraph-rsid="001abd86"/>
    </style:style>
    <style:style style:name="P3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13360e" officeooo:paragraph-rsid="0013360e"/>
    </style:style>
    <style:style style:name="P4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13360e" officeooo:paragraph-rsid="001abd86"/>
    </style:style>
    <style:style style:name="P5" style:family="paragraph" style:parent-style-name="Standard">
      <style:text-properties officeooo:rsid="0013360e" officeooo:paragraph-rsid="002566bd"/>
    </style:style>
    <style:style style:name="P6" style:family="paragraph" style:parent-style-name="Standard">
      <style:text-properties officeooo:paragraph-rsid="0013360e"/>
    </style:style>
    <style:style style:name="P7" style:family="paragraph" style:parent-style-name="Standard">
      <style:paragraph-properties>
        <style:tab-stops>
          <style:tab-stop style:position="8.999cm"/>
        </style:tab-stops>
      </style:paragraph-properties>
      <style:text-properties fo:color="#333333" officeooo:rsid="0013360e" officeooo:paragraph-rsid="001abd86"/>
    </style:style>
    <style:style style:name="P8" style:family="paragraph" style:parent-style-name="Standard">
      <style:paragraph-properties>
        <style:tab-stops>
          <style:tab-stop style:position="8.999cm"/>
        </style:tab-stops>
      </style:paragraph-properties>
      <style:text-properties fo:color="#333333" officeooo:rsid="0013360e" officeooo:paragraph-rsid="0013360e"/>
    </style:style>
    <style:style style:name="P9" style:family="paragraph" style:parent-style-name="Standard" style:master-page-name="">
      <style:paragraph-properties fo:margin-left="3cm" fo:margin-right="3cm" fo:text-indent="0cm" style:auto-text-indent="false" style:page-number="auto" fo:padding="0.499cm" fo:border="0.99pt solid #000000" style:shadow="none"/>
      <style:text-properties officeooo:rsid="0013360e" officeooo:paragraph-rsid="0013360e"/>
    </style:style>
    <style:style style:name="P10" style:family="paragraph" style:parent-style-name="Table_20_Contents">
      <style:text-properties officeooo:rsid="00243934" officeooo:paragraph-rsid="002566bd"/>
    </style:style>
    <style:style style:name="P11" style:family="paragraph" style:parent-style-name="Table_20_Contents">
      <style:text-properties officeooo:rsid="002560b0" officeooo:paragraph-rsid="002566bd"/>
    </style:style>
    <style:style style:name="P12" style:family="paragraph" style:parent-style-name="Table_20_Contents">
      <style:text-properties officeooo:rsid="00268435" officeooo:paragraph-rsid="00268435"/>
    </style:style>
    <style:style style:name="P13" style:family="paragraph" style:parent-style-name="Standard" style:master-page-name="">
      <style:paragraph-properties style:page-number="auto"/>
      <style:text-properties officeooo:rsid="0013360e" officeooo:paragraph-rsid="002566bd"/>
    </style:style>
    <style:style style:name="P14" style:family="paragraph" style:parent-style-name="Standard">
      <style:paragraph-properties fo:margin-top="0cm" fo:margin-bottom="0cm" style:contextual-spacing="false"/>
      <style:text-properties officeooo:rsid="0013360e" officeooo:paragraph-rsid="002566bd"/>
    </style:style>
    <style:style style:name="P15" style:family="paragraph" style:parent-style-name="Standard">
      <style:paragraph-properties fo:margin-top="0.3cm" fo:margin-bottom="0.199cm" style:contextual-spacing="false"/>
      <style:text-properties officeooo:rsid="0013360e" officeooo:paragraph-rsid="002566bd"/>
    </style:style>
    <style:style style:name="P16" style:family="paragraph" style:parent-style-name="Standard">
      <style:text-properties officeooo:rsid="0013360e" officeooo:paragraph-rsid="00243934"/>
    </style:style>
    <style:style style:name="P17" style:family="paragraph" style:parent-style-name="Standard">
      <style:text-properties officeooo:rsid="0013360e" officeooo:paragraph-rsid="00305a13"/>
    </style:style>
    <style:style style:name="P18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paragraph-rsid="001a6d54"/>
    </style:style>
    <style:style style:name="P19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a6d54"/>
    </style:style>
    <style:style style:name="P20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3360e"/>
    </style:style>
    <style:style style:name="P21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abd86"/>
    </style:style>
    <style:style style:name="P22" style:family="paragraph" style:parent-style-name="Standard" style:master-page-name="Right_20_Page">
      <style:paragraph-properties style:page-number="auto"/>
      <style:text-properties officeooo:paragraph-rsid="0013360e"/>
    </style:style>
    <style:style style:name="P23" style:family="paragraph" style:parent-style-name="Standard">
      <style:paragraph-properties fo:margin-top="0.3cm" fo:margin-bottom="0.199cm" style:contextual-spacing="false"/>
      <style:text-properties officeooo:rsid="0013360e" officeooo:paragraph-rsid="00305a13"/>
    </style:style>
    <style:style style:name="P24" style:family="paragraph" style:parent-style-name="Standard">
      <style:paragraph-properties fo:margin-top="0cm" fo:margin-bottom="0cm" style:contextual-spacing="false"/>
      <style:text-properties officeooo:rsid="0013360e" officeooo:paragraph-rsid="00305a13"/>
    </style:style>
    <style:style style:name="P25" style:family="paragraph" style:parent-style-name="Standard" style:master-page-name="Right_20_Page">
      <style:paragraph-properties style:page-number="auto" fo:break-before="page"/>
      <style:text-properties officeooo:paragraph-rsid="00305a13"/>
    </style:style>
    <style:style style:name="P26" style:family="paragraph" style:parent-style-name="Standard" style:master-page-name="">
      <style:paragraph-properties style:page-number="auto"/>
      <style:text-properties officeooo:rsid="0013360e" officeooo:paragraph-rsid="00305a13"/>
    </style:style>
    <style:style style:name="P27" style:family="paragraph" style:parent-style-name="tfTitre_20_I_29_">
      <style:text-properties officeooo:rsid="0013e1ef" officeooo:paragraph-rsid="0013e1ef"/>
    </style:style>
    <style:style style:name="P28" style:family="paragraph" style:parent-style-name="Table_20_Contents">
      <style:text-properties officeooo:rsid="00243934" officeooo:paragraph-rsid="00305a13"/>
    </style:style>
    <style:style style:name="P29" style:family="paragraph" style:parent-style-name="Table_20_Contents">
      <style:text-properties officeooo:rsid="00268435" officeooo:paragraph-rsid="00305a13"/>
    </style:style>
    <style:style style:name="P30" style:family="paragraph" style:parent-style-name="Table_20_Contents">
      <style:text-properties officeooo:rsid="002560b0" officeooo:paragraph-rsid="00305a13"/>
    </style:style>
    <style:style style:name="P31" style:family="paragraph" style:parent-style-name="Table_20_Contents">
      <style:text-properties officeooo:paragraph-rsid="00305a13"/>
    </style:style>
    <style:style style:name="P32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360e" style:font-style-asian="italic" style:font-style-complex="italic"/>
    </style:style>
    <style:style style:name="T4" style:family="text">
      <style:text-properties fo:font-style="italic" officeooo:rsid="0013360e"/>
    </style:style>
    <style:style style:name="T5" style:family="text">
      <style:text-properties style:font-name="OpenSymbol"/>
    </style:style>
    <style:style style:name="T6" style:family="text">
      <style:text-properties style:font-name="OpenSymbol" officeooo:rsid="0013360e"/>
    </style:style>
    <style:style style:name="T7" style:family="text">
      <style:text-properties officeooo:rsid="001a6d54"/>
    </style:style>
    <style:style style:name="T8" style:family="text">
      <style:text-properties officeooo:rsid="0013360e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officeooo:rsid="0013360e" style:font-weight-asian="bold" style:font-weight-complex="bold"/>
    </style:style>
    <style:style style:name="T11" style:family="text">
      <style:text-properties fo:font-weight="bold" officeooo:rsid="00256cea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13360e"/>
    </style:style>
    <style:style style:name="T14" style:family="text">
      <style:text-properties officeooo:rsid="00256cea"/>
    </style:style>
    <style:style style:name="T15" style:family="text">
      <style:text-properties fo:color="#333333" fo:font-weight="bold" style:font-weight-asian="bold" style:font-weight-complex="bold"/>
    </style:style>
    <style:style style:name="T16" style:family="text">
      <style:text-properties fo:color="#333333" style:font-name="OpenSymbol2" fo:font-weight="bold" style:font-weight-asian="bold" style:font-weight-complex="bold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style:use-window-font-color="true" fo:font-weight="bold" officeooo:rsid="001abd86" style:font-weight-asian="bold" style:font-weight-complex="bold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ole-draw-aspect="1">
        <style:background-image/>
      </style:graphic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434cm" draw:marker-end-width="0.434cm" draw:textarea-horizontal-align="center" draw:textarea-vertical-align="middle" fo:padding-top="0.014cm" fo:padding-bottom="0.014cm" fo:padding-left="0.014cm" fo:padding-right="0.01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1">Ex :</text:span><text:span text:style-name="T14"> Résoudre dans </text:span><text:span text:style-name="T6">ℝ</text:span><text:span text:style-name="T8"> : <text:s text:c="2"/></text:span><text:span text:style-name="T8"><draw:frame draw:style-name="fr1" draw:name="Objet3" text:anchor-type="as-char" svg:y="-1.025cm" svg:width="6.916cm" svg:height="1.633cm" draw:z-index="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nditions :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3" text:anchor-type="as-char" svg:y="-0.907cm" svg:width="8.941cm" svg:height="1.605cm" draw:z-index="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B1" office:value-type="string">
            <text:p text:style-name="P10">S'il y a des conditions, les préciser</text:p>
          </table:table-cell>
        </table:table-row>
        <table:table-row>
          <table:table-cell table:style-name="Tableau2.A1" office:value-type="string">
            <text:p text:style-name="P5"/>
            <text:p text:style-name="P5"><draw:frame draw:style-name="fr2" draw:name="Objet14" text:anchor-type="as-char" svg:y="-1.406cm" svg:width="8.093cm" svg:height="2.584cm" draw:z-index="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draw:g text:anchor-type="char" draw:z-index="1" draw:style-name="gr1"><draw:line draw:style-name="gr2" draw:text-style-name="P32" svg:x1="4.96cm" svg:y1="0.769cm" svg:x2="6.68cm" svg:y2="0.346cm"><text:p/></draw:line><draw:line draw:style-name="gr2" draw:text-style-name="P32" svg:x1="3.715cm" svg:y1="1.536cm" svg:x2="5.435cm" svg:y2="1.113cm"><text:p/></draw:line></draw:g><draw:frame draw:style-name="fr2" draw:name="Objet15" text:anchor-type="as-char" svg:y="-1.406cm" svg:width="8.093cm" svg:height="2.584cm" draw:z-index="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2.B1" office:value-type="string">
            <text:p text:style-name="P10">A chaque étape, penser à écrire l'équivalence et les conditions</text:p>
          </table:table-cell>
        </table:table-row>
        <table:table-row>
          <table:table-cell table:style-name="Tableau2.A1" office:value-type="string">
            <text:p text:style-name="P5"><draw:frame draw:style-name="fr2" draw:name="Objet17" text:anchor-type="as-char" svg:y="-1.393cm" svg:width="5.9cm" svg:height="2.559cm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5"><draw:frame draw:style-name="fr2" draw:name="Objet16" text:anchor-type="as-char" svg:y="-1.393cm" svg:width="5.579cm" svg:height="2.559cm" draw:z-index="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8" text:anchor-type="as-char" svg:y="-1.355cm" svg:width="5.579cm" svg:height="2.482cm" draw:z-index="6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2.B1" office:value-type="string">
            <text:p text:style-name="P11">Factoriser en un produit ou quotient nul</text:p>
          </table:table-cell>
        </table:table-row>
        <table:table-row>
          <table:table-cell table:style-name="Tableau2.A1" office:value-type="string">
            <text:p text:style-name="P13"><draw:frame draw:style-name="fr2" draw:name="Objet20" text:anchor-type="as-char" svg:y="-0.917cm" svg:width="5.581cm" svg:height="1.605cm" draw:z-index="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<text:p text:style-name="P5"><draw:frame draw:style-name="fr2" draw:name="Objet21" text:anchor-type="as-char" svg:y="-0.905cm" svg:width="5.581cm" svg:height="1.582cm" draw:z-index="1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text:p text:style-name="P15"><draw:frame draw:style-name="fr2" draw:name="Objet19" text:anchor-type="as-char" svg:y="-0.566cm" svg:width="2.947cm" svg:height="0.704cm" draw:z-index="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14">S = {0}</text:p>
          </table:table-cell>
          <table:table-cell table:style-name="Tableau2.B1" office:value-type="string">
            <text:p text:style-name="P11">Conclure par S = ...</text:p>
          </table:table-cell>
        </table:table-row>
      </table:table>
      <text:p text:style-name="P16"/>
      <text:p text:style-name="P25"><text:span text:style-name="T11">Ex :</text:span><text:span text:style-name="T14"> Résoudre dans </text:span><text:span text:style-name="T6">ℝ</text:span><text:span text:style-name="T8"> : <text:s text:c="2"/></text:span><text:span text:style-name="T8"><draw:frame draw:style-name="fr1" draw:name="Objet1" text:anchor-type="as-char" svg:y="-1.025cm" svg:width="6.916cm" svg:height="1.633cm" draw:z-index="1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Conditions :</text:p>
          </table:table-cell>
          <table:table-cell table:style-name="Tableau1.B1" office:value-type="string">
            <text:p text:style-name="P31"/>
          </table:table-cell>
        </table:table-row>
        <table:table-row>
          <table:table-cell table:style-name="Tableau1.A1" office:value-type="string">
            <text:p text:style-name="P31"><draw:frame draw:style-name="fr2" draw:name="Objet2" text:anchor-type="as-char" svg:y="-0.907cm" svg:width="8.941cm" svg:height="1.605cm" draw:z-index="1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B1" office:value-type="string">
            <text:p text:style-name="P28">S'il y a des conditions, les préciser</text:p>
          </table:table-cell>
        </table:table-row>
        <table:table-row>
          <table:table-cell table:style-name="Tableau1.A1" office:value-type="string">
            <text:p text:style-name="P17"/>
            <text:p text:style-name="P17"><draw:frame draw:style-name="fr2" draw:name="Objet4" text:anchor-type="as-char" svg:y="-1.406cm" svg:width="8.093cm" svg:height="2.584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B1" office:value-type="string">
            <text:p text:style-name="P29"/>
          </table:table-cell>
        </table:table-row>
        <table:table-row>
          <table:table-cell table:style-name="Tableau1.A1" office:value-type="string">
            <text:p text:style-name="P31"><draw:g text:anchor-type="char" draw:z-index="21" draw:style-name="gr1"><draw:line draw:style-name="gr2" draw:text-style-name="P32" svg:x1="4.96cm" svg:y1="0.769cm" svg:x2="6.68cm" svg:y2="0.346cm"><text:p/></draw:line><draw:line draw:style-name="gr2" draw:text-style-name="P32" svg:x1="3.715cm" svg:y1="1.536cm" svg:x2="5.435cm" svg:y2="1.113cm"><text:p/></draw:line></draw:g><draw:frame draw:style-name="fr2" draw:name="Objet5" text:anchor-type="as-char" svg:y="-1.406cm" svg:width="8.093cm" svg:height="2.584cm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B1" office:value-type="string">
            <text:p text:style-name="P28">A chaque étape, penser à écrire l'équivalence et les conditions</text:p>
          </table:table-cell>
        </table:table-row>
        <table:table-row>
          <table:table-cell table:style-name="Tableau1.A1" office:value-type="string">
            <text:p text:style-name="P17"><draw:frame draw:style-name="fr2" draw:name="Objet6" text:anchor-type="as-char" svg:y="-1.393cm" svg:width="5.9cm" svg:height="2.559cm" draw:z-index="1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17"><draw:frame draw:style-name="fr2" draw:name="Objet7" text:anchor-type="as-char" svg:y="-1.393cm" svg:width="5.579cm" svg:height="2.559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B1" office:value-type="string">
            <text:p text:style-name="P31"/>
          </table:table-cell>
        </table:table-row>
        <table:table-row>
          <table:table-cell table:style-name="Tableau1.A1" office:value-type="string">
            <text:p text:style-name="P31"><draw:frame draw:style-name="fr2" draw:name="Objet8" text:anchor-type="as-char" svg:y="-1.355cm" svg:width="5.579cm" svg:height="2.482cm" draw:z-index="1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1.B1" office:value-type="string">
            <text:p text:style-name="P30">Factoriser en un produit ou quotient nul</text:p>
          </table:table-cell>
        </table:table-row>
        <table:table-row>
          <table:table-cell table:style-name="Tableau1.A1" office:value-type="string">
            <text:p text:style-name="P26"><draw:frame draw:style-name="fr2" draw:name="Objet9" text:anchor-type="as-char" svg:y="-0.917cm" svg:width="5.581cm" svg:height="1.605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P17"><draw:frame draw:style-name="fr2" draw:name="Objet10" text:anchor-type="as-char" svg:y="-0.905cm" svg:width="5.581cm" svg:height="1.582cm" draw:z-index="1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text:p text:style-name="P23"><draw:frame draw:style-name="fr2" draw:name="Objet11" text:anchor-type="as-char" svg:y="-0.566cm" svg:width="2.947cm" svg:height="0.704cm" draw:z-index="2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1.B1" office:value-type="string">
            <text:p text:style-name="P31"/>
          </table:table-cell>
        </table:table-row>
        <table:table-row>
          <table:table-cell table:style-name="Tableau1.A1" office:value-type="string">
            <text:p text:style-name="P24">S = {0}</text:p>
          </table:table-cell>
          <table:table-cell table:style-name="Tableau1.B1" office:value-type="string">
            <text:p text:style-name="P30">Conclure par S = ..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1cm"/>
      </text:list-level-style-number>
      <text:list-level-style-number text:level="2" text:style-name="Numbering_20_Symbols" style:num-suffix=")" style:num-format="1">
        <style:list-level-properties text:min-label-width="1cm"/>
      </text:list-level-style-number>
      <text:list-level-style-number text:level="3" text:style-name="Numbering_20_Symbols" style:num-suffix=")" style:num-format="1">
        <style:list-level-properties text:min-label-width="1cm"/>
      </text:list-level-style-number>
      <text:list-level-style-number text:level="4" text:style-name="Numbering_20_Symbols" style:num-suffix=")" style:num-format="1">
        <style:list-level-properties text:min-label-width="1cm"/>
      </text:list-level-style-number>
      <text:list-level-style-number text:level="5" text:style-name="Numbering_20_Symbols" style:num-suffix=")" style:num-format="1">
        <style:list-level-properties text:min-label-width="1cm"/>
      </text:list-level-style-number>
      <text:list-level-style-number text:level="6" text:style-name="Numbering_20_Symbols" style:num-suffix=")" style:num-format="1">
        <style:list-level-properties text:min-label-width="1cm"/>
      </text:list-level-style-number>
      <text:list-level-style-number text:level="7" text:style-name="Numbering_20_Symbols" style:num-suffix=")" style:num-format="1">
        <style:list-level-properties text:min-label-width="1cm"/>
      </text:list-level-style-number>
      <text:list-level-style-number text:level="8" text:style-name="Numbering_20_Symbols" style:num-suffix=")" style:num-format="1">
        <style:list-level-properties text:min-label-width="1cm"/>
      </text:list-level-style-number>
      <text:list-level-style-number text:level="9" text:style-name="Numbering_20_Symbols" style:num-suffix=")" style:num-format="1">
        <style:list-level-properties text:min-label-width="1cm"/>
      </text:list-level-style-number>
      <text:list-level-style-number text:level="10" text:style-name="Numbering_20_Symbols" style:num-suffix=")" style:num-format="1">
        <style:list-level-properties text:min-label-width="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1:13:07.398000000</meta:creation-date>
    <meta:editing-duration>PT2H39M50S</meta:editing-duration>
    <meta:editing-cycles>25</meta:editing-cycles>
    <meta:generator>LibreOffice/4.2.3.3$Windows_x86 LibreOffice_project/882f8a0a489bc99a9e60c7905a60226254cb6ff0</meta:generator>
    <meta:initial-creator>Véronique et Thibaud FONTANET</meta:initial-creator>
    <dc:date>2014-07-27T23:49:51.317000000</dc:date>
    <dc:creator>Véronique et Thibaud FONTANET</dc:creator>
    <meta:document-statistic meta:table-count="2" meta:image-count="0" meta:object-count="20" meta:page-count="3" meta:paragraph-count="32" meta:word-count="80" meta:character-count="408" meta:non-whitespace-character-count="33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text>E</mtext>
        </mrow>
        <mo fence="true" stretchy="false">)</mo>
      </mrow>
      <mspace width="4em"/>
      <mrow>
        <mfrac>
          <msup>
            <mi>x</mi>
            <mn>2</mn>
          </msup>
          <mrow>
            <mi>x</mi>
            <mo stretchy="false">+</mo>
            <mn>1</mn>
          </mrow>
        </mfrac>
        <mo stretchy="false">=</mo>
        <mfrac>
          <mrow>
            <mn>2</mn>
            <msup>
              <mi>x</mi>
              <mn>2</mn>
            </msup>
            <mi>–</mi>
            <mn>4</mn>
            <mi>x</mi>
          </mrow>
          <mrow>
            <mrow>
              <mo fence="true" stretchy="false">(</mo>
              <mrow>
                <mrow>
                  <mi>x</mi>
                  <mi>−</mi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frac>
      </mrow>
    </mrow>
    <annotation encoding="StarMath 5.0">("E") ~ ~  {x^{2}}over{x + {1}} = {2x^{2} – 4x}over{(x − {2})(x + {1})}</annotation>
  </semantics>
</math>
</file>

<file path=Object 10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i>x</mi>
                    <mo stretchy="false">=</mo>
                    <mn>0</mn>
                  </mrow>
                  <mtext>ou</mtext>
                  <mrow>
                    <mi>x</mi>
                    <mo stretchy="false">=</mo>
                    <mn>2</mn>
                  </mrow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x = 0 "ou" x= 2}  #  {x &lt;&gt; −1 "et" x &lt;&gt; 2}  } right none
</annotation>
  </semantics>
</math>
</file>

<file path=Object 11/content.xml><?xml version="1.0" encoding="utf-8"?>
<math xmlns="http://www.w3.org/1998/Math/MathML" display="block">
  <semantics>
    <mrow>
      <mtext>(E)</mtext>
      <mo stretchy="false">⇔</mo>
      <mrow>
        <mi>x</mi>
        <mo stretchy="false">=</mo>
        <mn>0</mn>
      </mrow>
    </mrow>
    <annotation encoding="StarMath 5.0">"(E)" dlrarrow  x = 0 
</annotation>
  </semantics>
</math>
</file>

<file path=Object 13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i>x</mi>
                    <mo stretchy="false">+</mo>
                    <mn>1</mn>
                  </mrow>
                  <mo stretchy="false">≠</mo>
                  <mn>0</mn>
                </mrow>
              </mtd>
            </mtr>
            <mtr>
              <mtd>
                <mrow>
                  <mrow>
                    <mo fence="true" stretchy="false">(</mo>
                    <mrow>
                      <mrow>
                        <mi>x</mi>
                        <mi>−</mi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≠</mo>
                    <mn>0</mn>
                  </mrow>
                </mrow>
              </mtd>
            </mtr>
          </mtable>
        </mrow>
      </mrow>
      <mo stretchy="false">⇔</mo>
      <mrow>
        <mi>x</mi>
        <mo stretchy="false">≠</mo>
        <mi>−</mi>
      </mrow>
      <mn>1</mn>
      <mtext>et</mtext>
      <mrow>
        <mi>x</mi>
        <mo stretchy="false">≠</mo>
        <mn>2</mn>
      </mrow>
    </mrow>
    <annotation encoding="StarMath 5.0">alignl left lbrace stack{{ x + {1} &lt;&gt;  {0} } # {(x − {2})(x + {1}) &lt;&gt; {0} }} right none dlrarrow  x &lt;&gt; −{1} "et" x &lt;&gt; 2</annotation>
  </semantics>
</math>
</file>

<file path=Object 14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sup>
                          <mi>x</mi>
                          <mn>2</mn>
                        </msup>
                        <mi>–</mi>
                        <mn>4</mn>
                        <mi>x</mi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i>−</mi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^2 – 4x}over{(x − 2)(x + 1)} = 0 }  #  {x &lt;&gt; −1 "et" x &lt;&gt; 2}  } right none
</annotation>
  </semantics>
</math>
</file>

<file path=Object 15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i>−</mi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(x-2)}over{(x − 2)(x + 1)} = 0 }  #  {x &lt;&gt; −1 "et" x &lt;&gt; 2}  } right none
</annotation>
  </semantics>
</math>
</file>

<file path=Object 16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  <mrow>
                      <mi>x</mi>
                      <mo stretchy="false">+</mo>
                      <mn>1</mn>
                    </mrow>
                  </mfrac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-2x}over{x+1} = 0 }  #  {x &lt;&gt; −1 "et" x &lt;&gt; 2}  } right none
</annotation>
  </semantics>
</math>
</file>

<file path=Object 17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i>x</mi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}over{x + 1} = 0 }  #  {x &lt;&gt; −1 "et" x &lt;&gt; 2}  } right none
</annotation>
  </semantics>
</math>
</file>

<file path=Object 18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frac>
                    <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1</mn>
                    </mrow>
                  </mfrac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(x-2)}over{x+1} = 0 }  #  {x &lt;&gt; −1 "et" x &lt;&gt; 2}  } right none
</annotation>
  </semantics>
</math>
</file>

<file path=Object 19/content.xml><?xml version="1.0" encoding="utf-8"?>
<math xmlns="http://www.w3.org/1998/Math/MathML" display="block">
  <semantics>
    <mrow>
      <mtext>(E)</mtext>
      <mo stretchy="false">⇔</mo>
      <mrow>
        <mi>x</mi>
        <mo stretchy="false">=</mo>
        <mn>0</mn>
      </mrow>
    </mrow>
    <annotation encoding="StarMath 5.0">"(E)" dlrarrow  x = 0 
</annotation>
  </semantics>
</math>
</file>

<file path=Object 2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i>x</mi>
                    <mo stretchy="false">+</mo>
                    <mn>1</mn>
                  </mrow>
                  <mo stretchy="false">≠</mo>
                  <mn>0</mn>
                </mrow>
              </mtd>
            </mtr>
            <mtr>
              <mtd>
                <mrow>
                  <mrow>
                    <mo fence="true" stretchy="false">(</mo>
                    <mrow>
                      <mrow>
                        <mi>x</mi>
                        <mi>−</mi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≠</mo>
                    <mn>0</mn>
                  </mrow>
                </mrow>
              </mtd>
            </mtr>
          </mtable>
        </mrow>
      </mrow>
      <mo stretchy="false">⇔</mo>
      <mrow>
        <mi>x</mi>
        <mo stretchy="false">≠</mo>
        <mi>−</mi>
      </mrow>
      <mn>1</mn>
      <mtext>et</mtext>
      <mrow>
        <mi>x</mi>
        <mo stretchy="false">≠</mo>
        <mn>2</mn>
      </mrow>
    </mrow>
    <annotation encoding="StarMath 5.0">alignl left lbrace stack{{ x + {1} &lt;&gt;  {0} } # {(x − {2})(x + {1}) &lt;&gt; {0} }} right none dlrarrow  x &lt;&gt; −{1} "et" x &lt;&gt; 2</annotation>
  </semantics>
</math>
</file>

<file path=Object 20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x(x-2) = 0 }  #  {x &lt;&gt; −1 "et" x &lt;&gt; 2}  } right none
</annotation>
  </semantics>
</math>
</file>

<file path=Object 21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i>x</mi>
                    <mo stretchy="false">=</mo>
                    <mn>0</mn>
                  </mrow>
                  <mtext>ou</mtext>
                  <mrow>
                    <mi>x</mi>
                    <mo stretchy="false">=</mo>
                    <mn>2</mn>
                  </mrow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x = 0 "ou" x= 2}  #  {x &lt;&gt; −1 "et" x &lt;&gt; 2}  } right none
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text>E</mtext>
        </mrow>
        <mo fence="true" stretchy="false">)</mo>
      </mrow>
      <mspace width="4em"/>
      <mrow>
        <mfrac>
          <msup>
            <mi>x</mi>
            <mn>2</mn>
          </msup>
          <mrow>
            <mi>x</mi>
            <mo stretchy="false">+</mo>
            <mn>1</mn>
          </mrow>
        </mfrac>
        <mo stretchy="false">=</mo>
        <mfrac>
          <mrow>
            <mn>2</mn>
            <msup>
              <mi>x</mi>
              <mn>2</mn>
            </msup>
            <mi>–</mi>
            <mn>4</mn>
            <mi>x</mi>
          </mrow>
          <mrow>
            <mrow>
              <mo fence="true" stretchy="false">(</mo>
              <mrow>
                <mrow>
                  <mi>x</mi>
                  <mi>−</mi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frac>
      </mrow>
    </mrow>
    <annotation encoding="StarMath 5.0">("E") ~ ~  {x^{2}}over{x + {1}} = {2x^{2} – 4x}over{(x − {2})(x + {1})}</annotation>
  </semantics>
</math>
</file>

<file path=Object 4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sup>
                          <mi>x</mi>
                          <mn>2</mn>
                        </msup>
                        <mi>–</mi>
                        <mn>4</mn>
                        <mi>x</mi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i>−</mi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^2 – 4x}over{(x − 2)(x + 1)} = 0 }  #  {x &lt;&gt; −1 "et" x &lt;&gt; 2}  } right none
</annotation>
  </semantics>
</math>
</file>

<file path=Object 5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i>−</mi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(x-2)}over{(x − 2)(x + 1)} = 0 }  #  {x &lt;&gt; −1 "et" x &lt;&gt; 2}  } right none
</annotation>
  </semantics>
</math>
</file>

<file path=Object 6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i>x</mi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}over{x + 1} = 0 }  #  {x &lt;&gt; −1 "et" x &lt;&gt; 2}  } right none
</annotation>
  </semantics>
</math>
</file>

<file path=Object 7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  <mrow>
                      <mi>x</mi>
                      <mo stretchy="false">+</mo>
                      <mn>1</mn>
                    </mrow>
                  </mfrac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-2x}over{x+1} = 0 }  #  {x &lt;&gt; −1 "et" x &lt;&gt; 2}  } right none
</annotation>
  </semantics>
</math>
</file>

<file path=Object 8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frac>
                    <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1</mn>
                    </mrow>
                  </mfrac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(x-2)}over{x+1} = 0 }  #  {x &lt;&gt; −1 "et" x &lt;&gt; 2}  } right none
</annotation>
  </semantics>
</math>
</file>

<file path=Object 9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x(x-2) = 0 }  #  {x &lt;&gt; −1 "et" x &lt;&gt; 2}  } right none
</annotation>
  </semantics>
</math>
</file>